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fo:font-weight="bold" officeooo:rsid="00021437" officeooo:paragraph-rsid="00021437" style:font-weight-asian="bold" style:font-weight-complex="bold"/>
    </style:style>
    <style:style style:name="P2" style:family="paragraph" style:parent-style-name="Standard">
      <style:text-properties style:font-name="Segoe UI" fo:font-weight="normal" officeooo:rsid="00021437" officeooo:paragraph-rsid="00021437" style:font-weight-asian="normal" style:font-weight-complex="normal"/>
    </style:style>
    <style:style style:name="P3" style:family="paragraph" style:parent-style-name="Standard" style:list-style-name="L1">
      <style:text-properties style:font-name="Segoe UI" fo:font-weight="normal" officeooo:rsid="00021437" officeooo:paragraph-rsid="00021437" style:font-weight-asian="normal" style:font-weight-complex="normal"/>
    </style:style>
    <style:style style:name="P4" style:family="paragraph" style:parent-style-name="Standard">
      <style:text-properties style:font-name="Segoe UI" fo:font-weight="normal" officeooo:rsid="00023d0b" officeooo:paragraph-rsid="00023d0b" style:font-weight-asian="normal" style:font-weight-complex="normal"/>
    </style:style>
    <style:style style:name="P5" style:family="paragraph" style:parent-style-name="Standard" style:list-style-name="L1">
      <style:text-properties style:font-name="Segoe UI" fo:font-weight="normal" officeooo:rsid="00023d0b" officeooo:paragraph-rsid="00023d0b" style:font-weight-asian="normal" style:font-weight-complex="normal"/>
    </style:style>
    <style:style style:name="P6" style:family="paragraph" style:parent-style-name="Standard" style:list-style-name="L3">
      <style:text-properties style:font-name="Segoe UI" fo:font-weight="normal" officeooo:rsid="00023d0b" officeooo:paragraph-rsid="00023d0b" style:font-weight-asian="normal" style:font-weight-complex="normal"/>
    </style:style>
    <style:style style:name="P7" style:family="paragraph" style:parent-style-name="Standard">
      <style:text-properties style:font-name="Segoe UI" fo:font-weight="normal" officeooo:rsid="0003a52c" officeooo:paragraph-rsid="0003a52c" style:font-weight-asian="normal" style:font-weight-complex="normal"/>
    </style:style>
    <style:style style:name="P8" style:family="paragraph" style:parent-style-name="Standard" style:list-style-name="L3">
      <style:text-properties style:font-name="Segoe UI" fo:font-style="italic" fo:font-weight="normal" officeooo:rsid="00023d0b" officeooo:paragraph-rsid="00023d0b" style:font-style-asian="italic" style:font-weight-asian="normal" style:font-style-complex="italic" style:font-weight-complex="normal"/>
    </style:style>
    <style:style style:name="P9" style:family="paragraph" style:parent-style-name="Standard" style:list-style-name="L1">
      <style:text-properties style:font-name="Segoe UI" fo:font-style="italic" fo:font-weight="normal" officeooo:rsid="00023d0b" officeooo:paragraph-rsid="00023d0b" style:font-style-asian="italic" style:font-weight-asian="normal" style:font-style-complex="italic" style:font-weight-complex="normal"/>
    </style:style>
    <style:style style:name="P10" style:family="paragraph" style:parent-style-name="Standard" style:list-style-name="L1">
      <style:text-properties style:font-name="Segoe UI" fo:font-style="italic" fo:font-weight="normal" officeooo:rsid="00021437" officeooo:paragraph-rsid="00021437" style:font-style-asian="italic" style:font-weight-asian="normal" style:font-style-complex="italic" style:font-weight-complex="normal"/>
    </style:style>
    <style:style style:name="P11" style:family="paragraph" style:parent-style-name="Standard" style:list-style-name="L3">
      <style:text-properties fo:color="#ce181e" style:font-name="Segoe UI" fo:font-weight="normal" officeooo:rsid="00023d0b" officeooo:paragraph-rsid="00023d0b" style:font-weight-asian="normal" style:font-weight-complex="normal"/>
    </style:style>
    <style:style style:name="T1" style:family="text">
      <style:text-properties officeooo:rsid="0003a52c"/>
    </style:style>
    <style:style style:name="T2" style:family="text">
      <style:text-properties fo:font-style="italic" style:font-style-asian="italic" style:font-style-complex="italic"/>
    </style:style>
    <style:style style:name="T3" style:family="text">
      <style:text-properties fo:font-style="italic" officeooo:rsid="0003a52c" style:font-style-asian="italic" style:font-style-complex="italic"/>
    </style:style>
    <style:style style:name="T4" style:family="text">
      <style:text-properties fo:font-style="normal" officeooo:rsid="0003a52c"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sic School Website Features</text:p>
      <text:p text:style-name="P4"/>
      <text:p text:style-name="P1"/>
      <text:p text:style-name="P1">Website</text:p>
      <text:p text:style-name="P4">The website for Pinelands Music School will utilise a database to <text:span text:style-name="T1">store data entered on several pages by students and teachers. The two categories below are </text:span><text:span text:style-name="T3">Public pages </text:span><text:span text:style-name="T4">(pages accessible by general users) and </text:span><text:span text:style-name="T3">Private pages</text:span><text:span text:style-name="T4"> (pages with restricted access).</text:span></text:p>
      <text:p text:style-name="P4"><text:span text:style-name="T4"/></text:p>
      <text:list xml:id="list3538207679" text:style-name="L3">
        <text:list-item>
          <text:p text:style-name="P8">Public pages</text:p>
          <text:list>
            <text:list-item>
              <text:p text:style-name="P6">A home page to introduce the school and show testimonials</text:p>
            </text:list-item>
            <text:list-item>
              <text:p text:style-name="P6">A page describing the enrollment procedure as well as potential costs</text:p>
            </text:list-item>
            <text:list-item>
              <text:p text:style-name="P6">A contact page for questions or concerns</text:p>
            </text:list-item>
            <text:list-item>
              <text:p text:style-name="P6">A student enrollment page</text:p>
            </text:list-item>
            <text:list-item>
              <text:p text:style-name="P6">A teacher application page<text:line-break/></text:p>
            </text:list-item>
          </text:list>
        </text:list-item>
        <text:list-item>
          <text:p text:style-name="P6"><text:span text:style-name="T2">Private pages</text:span></text:p>
          <text:list>
            <text:list-item>
              <text:p text:style-name="P6">A panel to allow the authenticated user to view and manage database entries</text:p>
            </text:list-item>
            <text:list-item>
              <text:p text:style-name="P6">A page containing a list of preset reports to be easily retrieved</text:p>
              <text:list>
                <text:list-item>
                  <text:p text:style-name="P6">New student enrollments (past 30 days)</text:p>
                </text:list-item>
                <text:list-item>
                  <text:p text:style-name="P6">New teacher applications (past 30 days)</text:p>
                </text:list-item>
                <text:list-item>
                  <text:p text:style-name="P6">New instruments (past 30 days)</text:p>
                </text:list-item>
                <text:list-item>
                  <text:p text:style-name="P11">More potential presets to be added</text:p>
                </text:list-item>
              </text:list>
            </text:list-item>
          </text:list>
        </text:list-item>
      </text:list>
      <text:p text:style-name="P2"/>
      <text:p text:style-name="P1">Database</text:p>
      <text:p text:style-name="P7">The database which will contain most of the information found on the main website will need to store information about several different entities. Each entity will need to have several attributes tracked as well. These entities and their attributes are as follows:</text:p>
      <text:p text:style-name="P7"/>
      <text:list xml:id="list384306632" text:style-name="L1">
        <text:list-item>
          <text:p text:style-name="P10">Teachers</text:p>
          <text:list>
            <text:list-item>
              <text:p text:style-name="P3">First name</text:p>
            </text:list-item>
            <text:list-item>
              <text:p text:style-name="P3">Last name</text:p>
            </text:list-item>
            <text:list-item>
              <text:p text:style-name="P3">Sex</text:p>
            </text:list-item>
            <text:list-item>
              <text:p text:style-name="P3">DOB</text:p>
            </text:list-item>
            <text:list-item>
              <text:p text:style-name="P3">Qualifications</text:p>
            </text:list-item>
            <text:list-item>
              <text:p text:style-name="P3">Email address</text:p>
            </text:list-item>
            <text:list-item>
              <text:p text:style-name="P3">Mobile phone</text:p>
            </text:list-item>
            <text:list-item>
              <text:p text:style-name="P3">Other phone (optional field)</text:p>
            </text:list-item>
            <text:list-item>
              <text:p text:style-name="P3">Facebook ID (optional field)</text:p>
            </text:list-item>
            <text:list-item>
              <text:p text:style-name="P3">Instrument specialties and proficiency</text:p>
            </text:list-item>
            <text:list-item>
              <text:p text:style-name="P3">Language skills and proficiency</text:p>
            </text:list-item>
            <text:list-item>
              <text:p text:style-name="P5">Hire status (Hired/Potential future candidate/Terminated)<text:line-break/></text:p>
            </text:list-item>
          </text:list>
        </text:list-item>
        <text:list-item>
          <text:p text:style-name="P10"><text:soft-page-break/>Students</text:p>
          <text:list>
            <text:list-item>
              <text:p text:style-name="P3">First name</text:p>
            </text:list-item>
            <text:list-item>
              <text:p text:style-name="P3">Last name</text:p>
            </text:list-item>
            <text:list-item>
              <text:p text:style-name="P3">Sex</text:p>
            </text:list-item>
            <text:list-item>
              <text:p text:style-name="P3">DOB</text:p>
            </text:list-item>
            <text:list-item>
              <text:p text:style-name="P3">Address</text:p>
            </text:list-item>
            <text:list-item>
              <text:p text:style-name="P3">Email address</text:p>
            </text:list-item>
            <text:list-item>
              <text:p text:style-name="P3">Mobile phone</text:p>
            </text:list-item>
            <text:list-item>
              <text:p text:style-name="P3">Other phone (optional field)</text:p>
            </text:list-item>
            <text:list-item>
              <text:p text:style-name="P3">Facebook ID (optional field)</text:p>
            </text:list-item>
            <text:list-item>
              <text:p text:style-name="P3">Parents (optional field)</text:p>
            </text:list-item>
            <text:list-item>
              <text:p text:style-name="P3">Lesson time and day preference</text:p>
            </text:list-item>
            <text:list-item>
              <text:p text:style-name="P3">Teacher preferences (language skills, gender, instruments, etc)<text:line-break/></text:p>
            </text:list-item>
          </text:list>
        </text:list-item>
        <text:list-item>
          <text:p text:style-name="P10">Parents</text:p>
          <text:list>
            <text:list-item>
              <text:p text:style-name="P3">First name</text:p>
            </text:list-item>
            <text:list-item>
              <text:p text:style-name="P3">Last name</text:p>
            </text:list-item>
            <text:list-item>
              <text:p text:style-name="P3">Sex</text:p>
            </text:list-item>
            <text:list-item>
              <text:p text:style-name="P3">DOB</text:p>
            </text:list-item>
            <text:list-item>
              <text:p text:style-name="P3">Address</text:p>
            </text:list-item>
            <text:list-item>
              <text:p text:style-name="P3">Email address</text:p>
            </text:list-item>
            <text:list-item>
              <text:p text:style-name="P3">Mobile phone</text:p>
            </text:list-item>
            <text:list-item>
              <text:p text:style-name="P3">Other phone (optional field)</text:p>
            </text:list-item>
            <text:list-item>
              <text:p text:style-name="P3">Facebook ID (optional field)<text:line-break/></text:p>
            </text:list-item>
          </text:list>
        </text:list-item>
        <text:list-item>
          <text:p text:style-name="P10">Enrollment contracts</text:p>
          <text:list>
            <text:list-item>
              <text:p text:style-name="P3">Student</text:p>
            </text:list-item>
            <text:list-item>
              <text:p text:style-name="P3">Teacher</text:p>
            </text:list-item>
            <text:list-item>
              <text:p text:style-name="P3">Start date</text:p>
            </text:list-item>
            <text:list-item>
              <text:p text:style-name="P3">End date</text:p>
            </text:list-item>
            <text:list-item>
              <text:p text:style-name="P3">Lesson type</text:p>
            </text:list-item>
            <text:list-item>
              <text:p text:style-name="P3">Lesson duration (30 mins/60 mins)</text:p>
            </text:list-item>
            <text:list-item>
              <text:p text:style-name="P3">Lesson cost</text:p>
            </text:list-item>
            <text:list-item>
              <text:p text:style-name="P3">Lesson frequency (1 per week/3 per week)<text:line-break/></text:p>
            </text:list-item>
          </text:list>
        </text:list-item>
        <text:list-item>
          <text:p text:style-name="P9">Instrument inventory tracking</text:p>
          <text:list>
            <text:list-item>
              <text:p text:style-name="P5">Instrument type</text:p>
            </text:list-item>
            <text:list-item>
              <text:p text:style-name="P5">Hire cost (lesson)</text:p>
            </text:list-item>
            <text:list-item>
              <text:p text:style-name="P5">Instrument condition(New/Excellent/Good/Repair/Discar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2:26:01.174637207</meta:creation-date>
    <dc:date>2018-02-25T12:53:42.403074364</dc:date>
    <meta:editing-duration>PT6M41S</meta:editing-duration>
    <meta:editing-cycles>1</meta:editing-cycles>
    <meta:document-statistic meta:table-count="0" meta:image-count="0" meta:object-count="0" meta:page-count="2" meta:paragraph-count="67" meta:word-count="360" meta:character-count="2029" meta:non-whitespace-character-count="1793"/>
    <meta:generator>LibreOffice/6.0.1.1$Linux_X86_64 LibreOffice_project/00m0$Build-1</meta:generator>
  </office:meta>
</office:document-meta>
</file>